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officeooo:rsid="001a36ff"/>
    </style:style>
    <style:style style:name="T37" style:family="text">
      <style:text-properties officeooo:rsid="001b675c"/>
    </style:style>
    <style:style style:name="T38" style:family="text">
      <style:text-properties fo:font-size="12pt" fo:font-weight="normal" officeooo:rsid="001fe66c" style:font-size-asian="12pt" style:font-weight-asian="normal" style:font-size-complex="12pt" style:font-weight-complex="normal"/>
    </style:style>
    <style:style style:name="T39" style:family="text">
      <style:text-properties fo:font-size="12pt" fo:font-weight="normal" officeooo:rsid="00117683" style:font-size-asian="12pt" style:font-weight-asian="normal" style:font-size-complex="12pt" style:font-weight-complex="normal"/>
    </style:style>
    <style:style style:name="T40" style:family="text">
      <style:text-properties fo:font-weight="bold" officeooo:rsid="001fe66c" style:font-weight-asian="bold" style:font-weight-complex="bold" loext:padding="0.0193in" loext:border="0.06pt solid #ffffff"/>
    </style:style>
    <style:style style:name="T41" style:family="text">
      <style:text-properties fo:font-weight="bold" style:font-weight-asian="bold" style:font-weight-complex="bold" loext:padding="0.0193in" loext:border="0.06pt solid #ffffff"/>
    </style:style>
    <style:style style:name="T42" style:family="text">
      <style:text-properties fo:font-weight="bold" officeooo:rsid="0011872b" style:font-weight-asian="bold" style:font-weight-complex="bold" loext:padding="0.0193in" loext:border="0.06pt solid #ffffff"/>
    </style:style>
    <style:style style:name="T43" style:family="text">
      <style:text-properties fo:font-size="14pt" fo:font-weight="bold" officeooo:rsid="000f7fb8" style:font-size-asian="14pt" style:font-weight-asian="bold" style:font-size-complex="14pt" style:font-weight-complex="bold" loext:padding="0.0193in" loext:border="0.06pt solid #ffffff"/>
    </style:style>
    <style:style style:name="T44" style:family="text">
      <style:text-properties fo:font-size="12pt" fo:font-weight="normal" style:font-size-asian="12pt" style:font-weight-asian="normal" style:font-size-complex="12pt" style:font-weight-complex="normal" loext:padding="0.0193in" loext:border="0.06pt solid #ffffff"/>
    </style:style>
    <style:style style:name="T45"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6"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7"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8" style:family="text">
      <style:text-properties fo:font-weight="bold" officeooo:rsid="002347a3" style:font-weight-asian="bold" style:font-weight-complex="bold" loext:padding="0.0193in" loext:border="0.06pt solid #ffffff"/>
    </style:style>
    <style:style style:name="T49"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0" style:family="text">
      <style:text-properties fo:font-weight="bold" officeooo:rsid="00243e0d" style:font-weight-asian="bold" style:font-weight-complex="bold" loext:padding="0.0193in" loext:border="0.06pt solid #ffffff"/>
    </style:style>
    <style:style style:name="T51" style:family="text">
      <style:text-properties fo:font-weight="bold" officeooo:rsid="0014dcc0" style:font-weight-asian="bold" style:font-weight-complex="bold" loext:padding="0.0193in" loext:border="0.06pt solid #ffffff"/>
    </style:style>
    <style:style style:name="T52"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3" style:family="text">
      <style:text-properties fo:font-weight="bold" officeooo:rsid="000f7fb8" style:font-weight-asian="bold" style:font-weight-complex="bold" loext:padding="0.0193in" loext:border="0.06pt solid #ffffff"/>
    </style:style>
    <style:style style:name="T54"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5"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6" style:family="text">
      <style:text-properties fo:font-size="13pt" fo:font-weight="bold" officeooo:rsid="0004376e" style:font-size-asian="13pt" style:font-weight-asian="bold" style:font-size-complex="13pt" style:font-weight-complex="bold" loext:padding="0.0193in" loext:border="0.06pt solid #ffffff"/>
    </style:style>
    <style:style style:name="T57" style:family="text">
      <style:text-properties officeooo:rsid="0029eca1"/>
    </style:style>
    <style:style style:name="T58" style:family="text">
      <style:text-properties fo:font-weight="bold" officeooo:rsid="002af61c" style:font-weight-asian="bold" style:font-weight-complex="bold" loext:padding="0.0193in" loext:border="0.06pt solid #ffffff"/>
    </style:style>
    <style:style style:name="T59"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0" style:family="text">
      <style:text-properties fo:font-size="14pt" fo:font-weight="bold" officeooo:rsid="002be95a" style:font-size-asian="14pt" style:font-weight-asian="bold" style:font-size-complex="14pt" style:font-weight-complex="bold" loext:padding="0.0193in" loext:border="0.06pt solid #ffffff"/>
    </style:style>
    <style:style style:name="T61" style:family="text">
      <style:text-properties fo:font-size="14pt" fo:font-weight="bold" style:font-size-asian="14pt" style:font-weight-asian="bold" style:font-size-complex="14pt" style:font-weight-complex="bold" loext:padding="0.0193in" loext:border="0.06pt solid #ffffff"/>
    </style:style>
    <style:style style:name="T62" style:family="text">
      <style:text-properties fo:font-size="14pt" fo:font-weight="bold" officeooo:rsid="0033564d" style:font-size-asian="14pt" style:font-weight-asian="bold" style:font-size-complex="14pt" style:font-weight-complex="bold" loext:padding="0.0193in" loext:border="0.06pt solid #ffffff"/>
    </style:style>
    <style:style style:name="T63"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4" style:family="text">
      <style:text-properties fo:font-size="14pt" fo:font-weight="bold" officeooo:rsid="0032568f" style:font-size-asian="14pt" style:font-weight-asian="bold" style:font-size-complex="14pt" style:font-weight-complex="bold" loext:padding="0.0193in" loext:border="0.06pt solid #ffffff"/>
    </style:style>
    <style:style style:name="T65" style:family="text">
      <style:text-properties fo:font-size="14pt" fo:font-weight="bold" officeooo:rsid="0004376e" style:font-size-asian="14pt" style:font-weight-asian="bold" style:font-size-complex="14pt" style:font-weight-complex="bold" loext:padding="0.0193in" loext:border="0.06pt solid #ffffff"/>
    </style:style>
    <style:style style:name="T66"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7"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8" style:family="text">
      <style:text-properties fo:font-size="13pt" fo:font-weight="bold" officeooo:rsid="0035b856" style:font-size-asian="13pt" style:font-weight-asian="bold" style:font-size-complex="13pt" style:font-weight-complex="bold" loext:padding="0.0193in" loext:border="0.06pt solid #ffffff"/>
    </style:style>
    <style:style style:name="T69" style:family="text">
      <style:text-properties fo:font-size="13pt" fo:font-weight="bold" style:font-size-asian="13pt" style:font-weight-asian="bold" style:font-size-complex="13pt" style:font-weight-complex="bold" loext:padding="0.0193in" loext:border="0.06pt solid #ffffff"/>
    </style:style>
    <style:style style:name="T70"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1"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2" style:family="text">
      <style:text-properties fo:font-size="12pt" fo:font-weight="bold" officeooo:rsid="0036c04e" style:font-size-asian="12pt" style:font-weight-asian="bold" style:font-size-complex="12pt" style:font-weight-complex="bold" loext:padding="0.0193in" loext:border="0.06pt solid #ffffff"/>
    </style:style>
    <style:style style:name="T73"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4"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6"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7"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8"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79"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1" style:family="text">
      <style:text-properties fo:color="#000000" loext:opacity="100%" style:font-name="Liberation Serif" fo:font-weight="bold" officeooo:rsid="003825bd" style:font-weight-asian="bold" style:font-weight-complex="bold" loext:padding="0.0193in" loext:border="0.06pt solid #ffffff"/>
    </style:style>
    <style:style style:name="T82" style:family="text">
      <style:text-properties officeooo:rsid="003fd48c"/>
    </style:style>
    <style:style style:name="T83"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4"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6"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7"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8"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89"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0"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1"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4"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6"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officeooo:rsid="003825bd" style:font-size-asian="12pt" style:font-size-complex="12pt" loext:padding="0.0193in" loext:border="0.06pt solid #ffffff"/>
    </style:style>
    <style:style style:name="T98"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99"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0" style:family="text">
      <style:text-properties fo:color="#000000" loext:opacity="100%" style:font-name="Liberation Serif" fo:font-size="13pt" fo:font-weight="normal" officeooo:rsid="003825bd" style:font-size-asian="13pt" style:font-weight-asian="normal" style:font-size-complex="13pt" style:font-weight-complex="normal"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text:span> <text:span text:style-name="T34"><text:s/>circuit</text:span></text:p>
      <text:p text:style-name="P44">Diode-capacitor-Amplifier</text:p>
      <text:p text:style-name="P45">Diode-capacitor-<text:span text:style-name="T36">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7">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7">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8">7</text:span></text:span><text:span text:style-name="Strong_20_Emphasis"><text:span text:style-name="T6">.</text:span></text:span><text:span text:style-name="T6"> <text:s/></text:span><text:span text:style-name="T39">Simulation </text:span><text:span text:style-name="T38">Peak detector</text:span></text:p>
      <text:p text:style-name="P53"><text:span text:style-name="Strong_20_Emphasis"><text:span text:style-name="T40">2</text:span></text:span><text:span text:style-name="Strong_20_Emphasis"><text:span text:style-name="T41">.</text:span></text:span><text:span text:style-name="Strong_20_Emphasis"><text:span text:style-name="T42">3</text:span></text:span><text:span text:style-name="Strong_20_Emphasis"><text:span text:style-name="T41"> Simulation</text:span></text:span></text:p>
      <text:p text:style-name="P53"><text:span text:style-name="Strong_20_Emphasis"><text:span text:style-name="T43"/></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5"><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46">Simulati</text:span></text:span><text:span text:style-name="Strong_20_Emphasis"><text:span text:style-name="T47">on Peak detector</text:span></text:span></text:p>
      <text:p text:style-name="P56"><text:span text:style-name="Strong_20_Emphasis"><text:span text:style-name="T48">Note</text:span></text:span></text:p>
      <text:p text:style-name="P56"><text:span text:style-name="Strong_20_Emphasis"><text:span text:style-name="T49">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49"/></text:span></text:p>
      <text:p text:style-name="P57"><text:span text:style-name="Strong_20_Emphasis"><text:span text:style-name="T50">3.</text:span></text:span><text:span text:style-name="Strong_20_Emphasis"><text:span text:style-name="T51"> </text:span></text:span><text:span text:style-name="Strong_20_Emphasis"><text:span text:style-name="T50">Signal Comparator Block</text:span></text:span></text:p>
      <text:p text:style-name="P58"><text:span text:style-name="Strong_20_Emphasis"><text:span text:style-name="T50">3</text:span></text:span><text:span text:style-name="Strong_20_Emphasis"><text:span text:style-name="T41">.1 functioning</text:span></text:span></text:p>
      <text:p text:style-name="P59"><text:span text:style-name="Strong_20_Emphasis"><text:span text:style-name="T44">The comparator block's operation is really simple, and we do it by utilizing a differential amplifier with gain 1.</text:span></text:span></text:p>
      <text:p text:style-name="P60"><text:span text:style-name="Strong_20_Emphasis"><text:span text:style-name="T44">The threshold voltage is wired to the amplifier's non-inverting input, so a negative </text:span></text:span><text:span text:style-name="Strong_20_Emphasis"><text:span text:style-name="T52">output</text:span></text:span><text:span text:style-name="Strong_20_Emphasis"><text:span text:style-name="T44"> indicates no change in the signal because </text:span></text:span><text:span text:style-name="Strong_20_Emphasis"><text:span text:style-name="T52">the input </text:span></text:span><text:span text:style-name="Strong_20_Emphasis"><text:span text:style-name="T44">it is below the threshold, and a positive </text:span></text:span><text:span text:style-name="Strong_20_Emphasis"><text:span text:style-name="T52">output</text:span></text:span><text:span text:style-name="Strong_20_Emphasis"><text:span text:style-name="T44"> indicates a decrease in the signal because it is above the threshold. The output of the comparator block will be the input of the VC block.</text:span></text:span></text:p>
      <text:p text:style-name="P60"><text:span text:style-name="Strong_20_Emphasis"><text:span text:style-name="T44">Since our input is maximum at 12 volts peak to peak, the threshold element will be a variable voltage that swings between 0 and 6 volts.</text:span></text:span></text:p>
      <text:p text:style-name="P61"><text:span text:style-name="Strong_20_Emphasis"><text:span text:style-name="T50"/></text:span></text:p>
      <text:p text:style-name="P61"><text:soft-page-break/><text:span text:style-name="Strong_20_Emphasis"><text:span text:style-name="T50">3</text:span></text:span><text:span text:style-name="Strong_20_Emphasis"><text:span text:style-name="T53">.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4">Fig. </text:span></text:span><text:span text:style-name="Strong_20_Emphasis"><text:span text:style-name="T54">9</text:span></text:span><text:span text:style-name="Strong_20_Emphasis"><text:span text:style-name="T44">. <text:s/></text:span></text:span><text:span text:style-name="Strong_20_Emphasis"><text:span text:style-name="T55">Comparator Block</text:span></text:span></text:p>
      <text:p text:style-name="P63"><text:span text:style-name="Strong_20_Emphasis"><text:span text:style-name="T16"/></text:span></text:p>
      <text:p text:style-name="P58"><text:span text:style-name="Strong_20_Emphasis"><text:span text:style-name="T56"/></text:span></text:p>
      <text:p text:style-name="P57"><text:span text:style-name="Strong_20_Emphasis"><text:span text:style-name="T50"/></text:span></text:p>
      <text:p text:style-name="P64"><text:span text:style-name="T57">4</text:span>. <text:span text:style-name="T57">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8"/></text:span></text:p>
      <text:p text:style-name="P66"><text:span text:style-name="Strong_20_Emphasis"><text:span text:style-name="T58"/></text:span></text:p>
      <text:p text:style-name="P66"><text:span text:style-name="Strong_20_Emphasis"><text:span text:style-name="T58"/></text:span></text:p>
      <text:p text:style-name="P66"><text:span text:style-name="Strong_20_Emphasis"><text:span text:style-name="T58"/></text:span></text:p>
      <text:p text:style-name="P66"><text:span text:style-name="Strong_20_Emphasis"><text:span text:style-name="T58"/></text:span></text:p>
      <text:p text:style-name="P66"><text:span text:style-name="Strong_20_Emphasis"><text:span text:style-name="T58"/></text:span></text:p>
      <text:p text:style-name="P66"><text:span text:style-name="Strong_20_Emphasis"><text:span text:style-name="T58"/></text:span></text:p>
      <text:p text:style-name="P66"><text:soft-page-break/><text:span text:style-name="Strong_20_Emphasis"><text:span text:style-name="T58">4.</text:span></text:span><text:span text:style-name="Strong_20_Emphasis"><text:span text:style-name="T41">1 </text:span></text:span><text:span text:style-name="Strong_20_Emphasis"><text:span text:style-name="T58">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59">Fig. </text:span></text:span><text:span text:style-name="Strong_20_Emphasis"><text:span text:style-name="T54">10</text:span></text:span><text:span text:style-name="Strong_20_Emphasis"><text:span text:style-name="T59">. <text:s/>Assembled Blocks</text:span></text:span></text:p>
      <text:p text:style-name="P68"><text:span text:style-name="Strong_20_Emphasis"><text:span text:style-name="T59"/></text:span></text:p>
      <text:p text:style-name="P69"><text:span text:style-name="Strong_20_Emphasis"><text:span text:style-name="T60">5.</text:span></text:span><text:span text:style-name="Strong_20_Emphasis"><text:span text:style-name="T61"> </text:span></text:span><text:span text:style-name="Strong_20_Emphasis"><text:span text:style-name="T60"><text:s/></text:span></text:span><text:span text:style-name="Strong_20_Emphasis"><text:span text:style-name="T62">A</text:span></text:span><text:span text:style-name="Strong_20_Emphasis"><text:span text:style-name="T61">nalyzing</text:span></text:span></text:p>
      <text:p text:style-name="P70"><text:span text:style-name="Strong_20_Emphasis"><text:span text:style-name="T63">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4">6</text:span></text:span><text:span text:style-name="Strong_20_Emphasis"><text:span text:style-name="T60">.</text:span></text:span><text:span text:style-name="Strong_20_Emphasis"><text:span text:style-name="T65"> </text:span></text:span><text:span text:style-name="Strong_20_Emphasis"><text:span text:style-name="T60"><text:s/></text:span></text:span><text:span text:style-name="Strong_20_Emphasis"><text:span text:style-name="T62">Proposed</text:span></text:span><text:span text:style-name="Strong_20_Emphasis"><text:span text:style-name="T64"> </text:span></text:span><text:span text:style-name="Strong_20_Emphasis"><text:span text:style-name="T62">S</text:span></text:span><text:span text:style-name="Strong_20_Emphasis"><text:span text:style-name="T64">olutions</text:span></text:span></text:p>
      <text:p text:style-name="P72"><text:span text:style-name="Strong_20_Emphasis"><text:span text:style-name="T66">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7">of 1/2</text:span></text:span><text:span text:style-name="Strong_20_Emphasis"><text:span text:style-name="T66"> between the comparator output and the CV input.</text:span></text:span></text:p>
      <text:p text:style-name="P72"><text:span text:style-name="Strong_20_Emphasis"><text:span text:style-name="T66">Through experimentation, I discovered that using a 30K resistor and a 10K resistor with a variable potentiometer works best for our desired work. </text:span></text:span></text:p>
      <text:p text:style-name="P72"><text:span text:style-name="Strong_20_Emphasis"><text:span text:style-name="T66"/></text:span></text:p>
      <text:p text:style-name="P72"><text:span text:style-name="Strong_20_Emphasis"><text:span text:style-name="T66"/></text:span></text:p>
      <text:p text:style-name="P72"><text:span text:style-name="Strong_20_Emphasis"><text:span text:style-name="T66"/></text:span></text:p>
      <text:p text:style-name="P72"><text:span text:style-name="Strong_20_Emphasis"><text:span text:style-name="T66"/></text:span></text:p>
      <text:p text:style-name="P73"><text:span text:style-name="Strong_20_Emphasis"><text:span text:style-name="T68"><text:tab/></text:span></text:span></text:p>
      <text:p text:style-name="P73"><text:soft-page-break/><text:span text:style-name="Strong_20_Emphasis"><text:span text:style-name="T68">Schematics After adjustment</text:span></text:span></text:p>
      <text:p text:style-name="P74"><text:span text:style-name="Strong_20_Emphasis"><text:span text:style-name="T68"><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8"/></text:span></text:p>
      <text:p text:style-name="P74"><text:span text:style-name="Strong_20_Emphasis"><text:span text:style-name="T68"><text:tab/><text:tab/></text:span></text:span></text:p>
      <text:p text:style-name="P74"><text:span text:style-name="Strong_20_Emphasis"><text:span text:style-name="T68"/></text:span></text:p>
      <text:p text:style-name="P74"><text:span text:style-name="Strong_20_Emphasis"><text:span text:style-name="T69"/></text:span></text:p>
      <text:p text:style-name="P75"><text:span text:style-name="Strong_20_Emphasis"><text:span text:style-name="T68"/></text:span></text:p>
      <text:p text:style-name="P72"><text:span text:style-name="Strong_20_Emphasis"><text:span text:style-name="T66"/></text:span></text:p>
      <text:p text:style-name="P75"><text:span text:style-name="Strong_20_Emphasis"><text:span text:style-name="T66"/></text:span></text:p>
      <text:p text:style-name="P76"><text:span text:style-name="Strong_20_Emphasis"><text:span text:style-name="T66"/></text:span></text:p>
      <text:p text:style-name="P77"><text:span text:style-name="Strong_20_Emphasis"><text:span text:style-name="T62"/></text:span></text:p>
      <text:p text:style-name="P77"><text:span text:style-name="Strong_20_Emphasis"><text:span text:style-name="T60"/></text:span></text:p>
      <text:p text:style-name="P70"><text:span text:style-name="Strong_20_Emphasis"><text:span text:style-name="T63"/></text:span></text:p>
      <text:p text:style-name="P78"><text:span text:style-name="Strong_20_Emphasis"><text:span text:style-name="T59">Fig. </text:span></text:span><text:span text:style-name="Strong_20_Emphasis"><text:span text:style-name="T70">1</text:span></text:span><text:span text:style-name="Strong_20_Emphasis"><text:span text:style-name="T54">1</text:span></text:span><text:span text:style-name="Strong_20_Emphasis"><text:span text:style-name="T59">. <text:s/></text:span></text:span><text:span text:style-name="Strong_20_Emphasis"><text:span text:style-name="T71">Refined POT <text:tab/><text:tab/><text:tab/><text:tab/><text:tab/> <text:s text:c="3"/></text:span></text:span><text:span text:style-name="Strong_20_Emphasis"><text:span text:style-name="T59">Fig. </text:span></text:span><text:span text:style-name="Strong_20_Emphasis"><text:span text:style-name="T70">1</text:span></text:span><text:span text:style-name="Strong_20_Emphasis"><text:span text:style-name="T54">2</text:span></text:span><text:span text:style-name="Strong_20_Emphasis"><text:span text:style-name="T59">. </text:span></text:span><text:span text:style-name="Strong_20_Emphasis"><text:span text:style-name="T71">RefinedCompout</text:span></text:span></text:p>
      <text:p text:style-name="P78"><text:span text:style-name="Strong_20_Emphasis"><text:span text:style-name="T71"/></text:span></text:p>
      <text:p text:style-name="P78"><text:span text:style-name="Strong_20_Emphasis"><text:span text:style-name="T72"/></text:span></text:p>
      <text:p text:style-name="P79"><text:span text:style-name="Strong_20_Emphasis"><text:span text:style-name="T73">7</text:span></text:span><text:span text:style-name="Strong_20_Emphasis"><text:span text:style-name="T74">.</text:span></text:span><text:span text:style-name="Strong_20_Emphasis"><text:span text:style-name="T75"> </text:span></text:span><text:span text:style-name="Strong_20_Emphasis"><text:span text:style-name="T74"><text:s/></text:span></text:span><text:span text:style-name="Strong_20_Emphasis"><text:span text:style-name="T76">Adding features</text:span></text:span></text:p>
      <text:p text:style-name="P79"><text:span text:style-name="Strong_20_Emphasis"><text:span text:style-name="T77">7.1 Attack</text:span></text:span></text:p>
      <text:p text:style-name="P79"><text:span text:style-name="Strong_20_Emphasis"><text:span text:style-name="T77"><text:tab/>Definition</text:span></text:span></text:p>
      <text:p text:style-name="P79"><text:span text:style-name="Strong_20_Emphasis"><text:span text:style-name="T78"><text:tab/></text:span></text:span><text:span text:style-name="Strong_20_Emphasis"><text:span text:style-name="T79">Attack</text:span></text:span><text:span text:style-name="Strong_20_Emphasis"><text:span text:style-name="T80"> </text:span></text:span><text:span text:style-name="Strong_20_Emphasis"><text:span text:style-name="T79">is how quickly the system starts reducing volume after a signal exceeds the <text:tab/>desired threshold</text:span></text:span><text:span text:style-name="Strong_20_Emphasis"><text:span text:style-name="T78">.</text:span></text:span></text:p>
      <text:p text:style-name="P79"><text:span text:style-name="Strong_20_Emphasis"><text:span text:style-name="T73"><text:tab/></text:span></text:span><text:span text:style-name="Strong_20_Emphasis"><text:span text:style-name="T78">in other-words is how much does the system should wait before reducing the volume of the <text:tab/>input.</text:span></text:span></text:p>
      <text:p text:style-name="P79"><text:span text:style-name="Strong_20_Emphasis"><text:span text:style-name="T81"><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2">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1"/></text:span></text:p>
      <text:p text:style-name="P83"><text:span text:style-name="Strong_20_Emphasis"><text:span text:style-name="T77">7.</text:span></text:span><text:span text:style-name="Strong_20_Emphasis"><text:span text:style-name="T83">2</text:span></text:span><text:span text:style-name="Strong_20_Emphasis"><text:span text:style-name="T84"> Release</text:span></text:span></text:p>
      <text:p text:style-name="P83"><text:span text:style-name="Strong_20_Emphasis"><text:span text:style-name="T77"><text:tab/>Definition</text:span></text:span></text:p>
      <text:p text:style-name="P83"><text:span text:style-name="Strong_20_Emphasis"><text:span text:style-name="T78"><text:tab/></text:span></text:span><text:span text:style-name="Strong_20_Emphasis"><text:span text:style-name="T85">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7"><text:tab/>Explanation</text:span></text:span></text:p>
      <text:p text:style-name="P84"><text:span text:style-name="Strong_20_Emphasis"><text:span text:style-name="T78"><text:tab/>The release time is implemented using a simple RC-based approach.</text:span></text:span></text:p>
      <text:p text:style-name="P84"><text:span text:style-name="Strong_20_Emphasis"><text:span text:style-name="T78"><text:tab/>The release time constant is defined as </text:span></text:span><text:span text:style-name="Strong_20_Emphasis"><text:span text:style-name="T86">τ</text:span></text:span><text:span text:style-name="Strong_20_Emphasis"><text:span text:style-name="T78">=R⋅C, where 10 µF is the fixed value of the <text:tab/>capacitor.</text:span></text:span></text:p>
      <text:p text:style-name="P84"><text:span text:style-name="Strong_20_Emphasis"><text:span text:style-name="T78"><text:tab/>The release time is controlled by varying the resistance in the discharge path using a 100 kΩ</text:span></text:span></text:p>
      <text:p text:style-name="P84"><text:span text:style-name="Strong_20_Emphasis"><text:span text:style-name="T78"><text:tab/>potentiometer.</text:span></text:span></text:p>
      <text:p text:style-name="P85"><text:span text:style-name="Strong_20_Emphasis"><text:span text:style-name="T78">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8">As a result, the release time constant is adjustable over a range defined by:</text:span></text:span></text:p>
      <text:p text:style-name="P86"><text:span text:style-name="Strong_20_Emphasis"><text:span text:style-name="T86">τ</text:span></text:span><text:span text:style-name="Strong_20_Emphasis"><text:span text:style-name="T78">​=(5 kΩto105 kΩ)×10 μF </text:span></text:span><text:span text:style-name="Strong_20_Emphasis"><text:span text:style-name="T87">or </text:span></text:span><text:span text:style-name="Strong_20_Emphasis"><text:span text:style-name="T88">τ </text:span></text:span><text:span text:style-name="Strong_20_Emphasis"><text:span text:style-name="T87">∈[50 ms, 1.05 s].</text:span></text:span></text:p>
      <text:p text:style-name="P87"><text:span text:style-name="Strong_20_Emphasis"><text:span text:style-name="T89">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0">Fig. </text:span></text:span><text:span text:style-name="Strong_20_Emphasis"><text:span text:style-name="T78">1</text:span></text:span><text:span text:style-name="Strong_20_Emphasis"><text:span text:style-name="T91">3</text:span></text:span><text:span text:style-name="Strong_20_Emphasis"><text:span text:style-name="T90">. </text:span></text:span><text:span text:style-name="Strong_20_Emphasis"><text:span text:style-name="T92">Attack &amp; Release </text:span></text:span></text:p>
      <text:p text:style-name="P89"><text:soft-page-break/><text:span text:style-name="Strong_20_Emphasis"><text:span text:style-name="T89"/></text:span></text:p>
      <text:p text:style-name="P83"><text:span text:style-name="Strong_20_Emphasis"><text:span text:style-name="T78"/></text:span></text:p>
      <text:p text:style-name="P90"><text:span text:style-name="Strong_20_Emphasis"><text:span text:style-name="T77">7.</text:span></text:span><text:span text:style-name="Strong_20_Emphasis"><text:span text:style-name="T93">3</text:span></text:span><text:span text:style-name="Strong_20_Emphasis"><text:span text:style-name="T84"> </text:span></text:span><text:span text:style-name="Strong_20_Emphasis"><text:span text:style-name="T94">Ratio</text:span></text:span></text:p>
      <text:p text:style-name="P91"><text:span text:style-name="Strong_20_Emphasis"><text:span text:style-name="T77">Definition</text:span></text:span></text:p>
      <text:p text:style-name="P91"><text:span text:style-name="Strong_20_Emphasis"><text:span text:style-name="T78">Compression ratio defines how much the system reduces the output signal level relative to the amount by which the input level exceeds a defined threshold.</text:span></text:span></text:p>
      <text:p text:style-name="P92"><text:span text:style-name="Strong_20_Emphasis"><text:span text:style-name="T77">Explanation</text:span></text:span></text:p>
      <text:p text:style-name="P92"><text:span text:style-name="Strong_20_Emphasis"><text:span text:style-name="T95">T</text:span></text:span><text:span text:style-name="Strong_20_Emphasis"><text:span text:style-name="T96">he </text:span></text:span><text:span text:style-name="Strong_20_Emphasis"><text:span text:style-name="T78">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89">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89"/></text:span></text:p>
      <text:p text:style-name="P94"><text:span text:style-name="Strong_20_Emphasis"><text:span text:style-name="T78"/></text:span></text:p>
      <text:p text:style-name="P91"><text:span text:style-name="Strong_20_Emphasis"><text:span text:style-name="T97"/></text:span></text:p>
      <text:p text:style-name="P95"><text:span text:style-name="Strong_20_Emphasis"><text:span text:style-name="T90"/></text:span></text:p>
      <text:p text:style-name="P95"><text:span text:style-name="Strong_20_Emphasis"><text:span text:style-name="T90"/></text:span></text:p>
      <text:p text:style-name="P95"><text:span text:style-name="Strong_20_Emphasis"><text:span text:style-name="T90"/></text:span></text:p>
      <text:p text:style-name="P95"><text:span text:style-name="Strong_20_Emphasis"><text:span text:style-name="T90"/></text:span></text:p>
      <text:p text:style-name="P95"><text:span text:style-name="Strong_20_Emphasis"><text:span text:style-name="T90"/></text:span></text:p>
      <text:p text:style-name="P95"><text:span text:style-name="Strong_20_Emphasis"><text:span text:style-name="T90"/></text:span></text:p>
      <text:p text:style-name="P95"><text:span text:style-name="Strong_20_Emphasis"><text:span text:style-name="T90">Fig. </text:span></text:span><text:span text:style-name="Strong_20_Emphasis"><text:span text:style-name="T78">1</text:span></text:span><text:span text:style-name="Strong_20_Emphasis"><text:span text:style-name="T91">4</text:span></text:span><text:span text:style-name="Strong_20_Emphasis"><text:span text:style-name="T90">. </text:span></text:span><text:span text:style-name="Strong_20_Emphasis"><text:span text:style-name="T98">Ratio</text:span></text:span></text:p>
      <text:p text:style-name="P95"><text:span text:style-name="Strong_20_Emphasis"><text:span text:style-name="T92"/></text:span></text:p>
      <text:p text:style-name="P96"><text:span text:style-name="Strong_20_Emphasis"><text:span text:style-name="T92"/></text:span></text:p>
      <text:p text:style-name="P96"><text:span text:style-name="Strong_20_Emphasis"><text:span text:style-name="T92"/></text:span></text:p>
      <text:p text:style-name="P96"><text:span text:style-name="Strong_20_Emphasis"><text:span text:style-name="T92"/></text:span></text:p>
      <text:p text:style-name="P96"><text:span text:style-name="Strong_20_Emphasis"><text:span text:style-name="T92"/></text:span></text:p>
      <text:p text:style-name="P96"><text:soft-page-break/><text:span text:style-name="Strong_20_Emphasis"><text:span text:style-name="T92"/></text:span></text:p>
      <text:p text:style-name="P97"><text:span text:style-name="Strong_20_Emphasis"><text:span text:style-name="T99">7.4 Gain Amplifier</text:span></text:span></text:p>
      <text:p text:style-name="P98"><text:span text:style-name="Strong_20_Emphasis"><text:span text:style-name="T77">Definition</text:span></text:span></text:p>
      <text:p text:style-name="P98"><text:span text:style-name="Strong_20_Emphasis"><text:span text:style-name="T100">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7">Explanation</text:span></text:span></text:p>
      <text:p text:style-name="P98"><text:span text:style-name="Strong_20_Emphasis"><text:span text:style-name="T100">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8"/></text:span></text:p>
      <text:p text:style-name="P100"><text:span text:style-name="Strong_20_Emphasis"><text:span text:style-name="T90">Fig. </text:span></text:span><text:span text:style-name="Strong_20_Emphasis"><text:span text:style-name="T78">1</text:span></text:span><text:span text:style-name="Strong_20_Emphasis"><text:span text:style-name="T91">5</text:span></text:span><text:span text:style-name="Strong_20_Emphasis"><text:span text:style-name="T90">. </text:span></text:span><text:span text:style-name="Strong_20_Emphasis"><text:span text:style-name="T102">Variable Gain </text:span></text:span><text:span text:style-name="Strong_20_Emphasis"><text:span text:style-name="T102">Amplifier</text:span></text:span></text:p>
      <text:p text:style-name="P101"><text:span text:style-name="Strong_20_Emphasis"><text:span text:style-name="T103">8</text:span></text:span><text:span text:style-name="Strong_20_Emphasis"><text:span text:style-name="T74">.</text:span></text:span><text:span text:style-name="Strong_20_Emphasis"><text:span text:style-name="T104"> </text:span></text:span><text:span text:style-name="Strong_20_Emphasis"><text:span text:style-name="T74"><text:s/></text:span></text:span><text:span text:style-name="Strong_20_Emphasis"><text:span text:style-name="T105">A</text:span></text:span><text:span text:style-name="Strong_20_Emphasis"><text:span text:style-name="T104">nalyzing</text:span></text:span></text:p>
      <text:p text:style-name="P101"><text:span text:style-name="Strong_20_Emphasis"><text:span text:style-name="T104"/></text:span></text:p>
      <text:p text:style-name="P101"><text:span text:style-name="Strong_20_Emphasis"><text:span text:style-name="T7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06T11:16:23.153722500</dc:date>
    <meta:editing-duration>PT10H18M49S</meta:editing-duration>
    <meta:editing-cycles>53</meta:editing-cycles>
    <meta:generator>LibreOffice/25.8.4.2$Windows_X86_64 LibreOffice_project/290daaa01b999472f0c7a3890eb6a550fd74c6df</meta:generator>
    <meta:print-date>2026-01-05T07:36:17.023994900</meta:print-date>
    <meta:printed-by>PDF files</meta:printed-by>
    <meta:document-statistic meta:table-count="0" meta:image-count="14" meta:object-count="0" meta:page-count="12" meta:paragraph-count="129" meta:word-count="1712" meta:character-count="10797" meta:non-whitespace-character-count="9029"/>
  </office:meta>
</office:document-meta>
</file>